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Problem Statement</text:span>:</text:p>
      <text:p text:style-name="Standard">Multi-agent N-queens problem: Create a chessboard kind of square area with N x N squares.</text:p>
      <text:p text:style-name="Standard">Then create N turtles and place them randomly in the board. Now each turtle has to occupy a</text:p>
      <text:p text:style-name="Standard">position such that there are no other turtles in the same row, column or diagonals containing this</text:p>
      <text:p text:style-name="Standard">turtle. Clearly specify how you would program each turtle to take a decision. At each step, a</text:p>
      <text:p text:style-name="Standard">turtle can move one position along the row, column or diagonals.</text:p>
      <text:p text:style-name="Standard"/>
      <text:p text:style-name="Standard"><text:span text:style-name="T1">Approach</text:span>:</text:p>
      <text:list xml:id="list1470162743" text:style-name="L2">
        <text:list-item>
          <text:p text:style-name="P1"><text:s/>The queens are placed randomly on the grid and it is arranged as 1 queen per column by ensure column command, since there can be more than one queen in one row.</text:p>
        </text:list-item>
        <text:list-item>
          <text:p text:style-name="P1">Set priorities on every queen (the lower the id of the queen, the higher is her priority), the colors of the queens are assigned as blue and when a queen hasn't moved for 50 ticks then we make the position permanent assuming that this is her permanent position.</text:p>
        </text:list-item>
        <text:list-item>
          <text:p text:style-name="P1">Let the other queens find their right position but if the rest of blue queens don’t find the correct position for num^3. times, we reset the whole board and repeat this step until the output is achieved.</text:p>
        </text:list-item>
      </text:list>
      <text:p text:style-name="Standard"/>
      <text:p text:style-name="Standard"/>
      <text:p text:style-name="Standard"><text:span text:style-name="T1">Input</text:span>: N - Queens</text:p>
      <text:p text:style-name="Standard"><text:span text:style-name="T1">Output</text:span>: Possible solutions</text:p>
      <text:p text:style-name="Standard"/>
      <text:p text:style-name="Standard">Constraints: No two queens can place along same diagonal, along same row or along same</text:p>
      <text:p text:style-name="Standard">column</text:p>
      <text:p text:style-name="Standard"/>
      <text:p text:style-name="Standard">Pseudocode for N-Queen Problem</text:p>
      <text:p text:style-name="Standard"></text:p>
      <text:p text:style-name="Standard">-&gt;check-diag</text:p>
      <text:p text:style-name="Standard"><text:s text:c="2"/>check if there is another queen on the diagonals</text:p>
      <text:p text:style-name="Standard"/>
      <text:p text:style-name="Standard">-&gt;check-row</text:p>
      <text:p text:style-name="Standard"><text:s text:c="2"/>check if there is another queen on the same row</text:p>
      <text:p text:style-name="Standard"/>
      <text:p text:style-name="Standard">-&gt;ask turtles [if (ticks - moves &gt; 50) [set color green]]</text:p>
      <text:p text:style-name="Standard"><text:s text:c="2"/>if the turtle has not moved for 50 ticks, it has found its final position and is changed to</text:p>
      <text:p text:style-name="Standard">green tick</text:p>
      <text:p text:style-name="Standard"/>
      <text:p text:style-name="Standard">-&gt;ask turtles [if (moves &gt; num * num * num) [set moves 0 set flg 1]]</text:p>
      <text:p text:style-name="Standard"><text:s text:c="2"/>if the last few queens are unsuccessful in finding their appropriate positions on the chess</text:p>
      <text:p text:style-name="Standard">board set flg to 1</text:p>
      <text:p text:style-name="Standard"/>
      <text:p text:style-name="Standard">-&gt;if (flg = 1)</text:p>
      <text:p text:style-name="Standard">[</text:p>
      <text:p text:style-name="Standard">setup</text:p>
      <text:p text:style-name="Standard">ensure-unique-column</text:p>
      <text:p text:style-name="Standard">set flg 0</text:p>
      <text:p text:style-name="Standard">]</text:p>
      <text:p text:style-name="Standard"><text:s text:c="4"/>//call setup to randomly reorganize the queens. This is done in line of backtracking..</text:p>
      <text:p text:style-name="Standard"/>
      <text:p text:style-name="Standard">-&gt;if (not any? turtles with [color = blue] ) [stop]</text:p>
      <text:p text:style-name="Standard"><text:s text:c="2"/>if all the turtles have found their positions, stop the program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avani </meta:initial-creator>
    <meta:creation-date>2012-10-11T22:19:31</meta:creation-date>
    <dc:date>2012-10-11T22:27:33</dc:date>
    <dc:creator>sravani </dc:creator>
    <meta:editing-duration>P0D</meta:editing-duration>
    <meta:editing-cycles>1</meta:editing-cycles>
    <meta:document-statistic meta:table-count="0" meta:image-count="0" meta:object-count="0" meta:page-count="1" meta:paragraph-count="35" meta:word-count="363" meta:character-count="1381" meta:non-whitespace-character-count="1634"/>
    <meta:generator>LibreOffice/3.5$Linux_X86_64 LibreOffice_project/350m1$Build-2</meta:generator>
  </office:meta>
</office:document-meta>
</file>